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style:keep-together="false" fo:keep-together="always" style:use-optimal-row-height="false"/>
    </style:style>
    <style:style style:name="Tabelle1.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1.B1" style:family="table-cell">
      <style:table-cell-properties fo:padding-left="0.101cm" fo:padding-right="0.101cm" fo:padding-top="0.101cm" fo:padding-bottom="0.049cm" fo:border="0.002cm solid #000000" style:writing-mode="lr-tb"/>
    </style:style>
    <style:style style:name="Tabelle1.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1.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B4" style:family="table-cell" style:data-style-name="N37">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A6" style:family="table-cell">
      <style:table-cell-properties fo:background-color="#cccccc" fo:padding-left="0.101cm" fo:padding-right="0.101cm" fo:padding-top="0.101cm" fo:padding-bottom="0.049cm" fo:border-left="0.002cm solid #000000" fo:border-right="0.002cm solid #000000" fo:border-top="0.002cm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1.A7" style:family="table-cell">
      <style:table-cell-properties fo:background-color="#cccccc" fo:padding-left="0.101cm" fo:padding-right="0.101cm" fo:padding-top="0.101cm" fo:padding-bottom="0.049cm" fo:border-left="0.002cm solid #000000" fo:border-right="0.002cm solid #000000" fo:border-top="none" fo:border-bottom="none" style:writing-mode="lr-tb">
        <style:background-image/>
      </style:table-cell-properties>
    </style:style>
    <style:style style:name="Tabelle1.A8" style:family="table-cell">
      <style:table-cell-properties fo:background-color="#cccccc" fo:padding-left="0.101cm" fo:padding-right="0.101cm" fo:padding-top="0.101cm" fo:padding-bottom="0.049cm" fo:border-left="0.002cm solid #000000" fo:border-right="0.002cm solid #000000" fo:border-top="none" fo:border-bottom="0.002cm solid #000000" style:writing-mode="lr-tb">
        <style:background-image/>
      </style:table-cell-properties>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2.B1" style:family="table-cell">
      <style:table-cell-properties fo:padding-left="0.101cm" fo:padding-right="0.101cm" fo:padding-top="0.101cm" fo:padding-bottom="0.049cm" fo:border="0.002cm solid #000000" style:writing-mode="lr-tb"/>
    </style:style>
    <style:style style:name="Tabelle2.2" style:family="table-row">
      <style:table-row-properties style:keep-together="false" fo:keep-together="always" style:use-optimal-row-height="false"/>
    </style:style>
    <style:style style:name="Tabelle2.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2.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fo:background-color="#c0c0c0" fo:padding="0.097cm" fo:border-left="none" fo:border-right="none" fo:border-top="0.002cm solid #000000" fo:border-bottom="0.002cm solid #000000" style:writing-mode="lr-tb">
        <style:background-image/>
      </style:table-cell-properties>
    </style:style>
    <style:style style:name="Tabelle3.C1" style:family="table-cell">
      <style:table-cell-properties fo:background-color="#c0c0c0" fo:padding="0.097cm" fo:border-left="none" fo:border-right="0.002cm solid #000000" fo:border-top="0.002cm solid #000000" fo:border-bottom="0.002cm solid #000000" style:writing-mode="lr-tb">
        <style:background-image/>
      </style:table-cell-properties>
    </style:style>
    <style:style style:name="Tabelle3.D1" style:family="table-cell">
      <style:table-cell-properties style:vertical-align="bottom" fo:background-color="#c0c0c0" fo:padding="0.097cm" fo:border-left="0.002cm solid #000000" fo:border-right="0.002cm solid #000000" fo:border-top="0.002cm solid #000000" fo:border-bottom="none" style:writing-mode="lr-tb">
        <style:background-image/>
      </style:table-cell-properties>
    </style:style>
    <style:style style:name="Tabelle3.E1" style:family="table-cell">
      <style:table-cell-properties fo:background-color="#c0c0c0" fo:padding="0.097cm" fo:border-left="0.002cm solid #000000" fo:border-right="0.002cm solid #000000" fo:border-top="0.002cm solid #000000" fo:border-bottom="none" style:writing-mode="lr-tb">
        <style:background-image/>
      </style:table-cell-properties>
    </style:style>
    <style:style style:name="Tabelle3.A2" style:family="table-cell">
      <style:table-cell-properties fo:background-color="#c0c0c0" fo:padding="0.097cm" fo:border="0.002cm solid #000000" style:writing-mode="lr-tb">
        <style:background-image/>
      </style:table-cell-properties>
    </style:style>
    <style:style style:name="Tabelle3.D2" style:family="table-cell">
      <style:table-cell-properties fo:background-color="#c0c0c0" fo:padding="0.097cm" fo:border-left="0.002cm solid #000000" fo:border-right="none" fo:border-top="none" fo:border-bottom="0.002cm solid #000000" style:writing-mode="lr-tb">
        <style:background-image/>
      </style:table-cell-properties>
    </style:style>
    <style:style style:name="Tabelle3.F2" style:family="table-cell">
      <style:table-cell-properties fo:background-color="#c0c0c0" fo:padding="0.097cm" fo:border-left="0.002cm solid #000000" fo:border-right="0.002cm solid #000000" fo:border-top="none" fo:border-bottom="0.002cm solid #000000" style:writing-mode="lr-tb">
        <style:background-image/>
      </style:table-cell-properties>
    </style:style>
    <style:style style:name="Tabelle3.A3" style:family="table-cell">
      <style:table-cell-properties fo:padding="0.097cm" fo:border-left="0.002cm solid #000000" fo:border-right="none" fo:border-top="none" fo:border-bottom="0.002cm solid #000000" style:writing-mode="lr-tb"/>
    </style:style>
    <style:style style:name="Tabelle3.B3" style:family="table-cell" style:data-style-name="N37">
      <style:table-cell-properties fo:padding="0.097cm" fo:border-left="0.002cm solid #000000" fo:border-right="none" fo:border-top="none" fo:border-bottom="0.002cm solid #000000" style:writing-mode="lr-tb"/>
    </style:style>
    <style:style style:name="Tabelle3.G3" style:family="table-cell">
      <style:table-cell-properties fo:padding="0.097cm" fo:border-left="0.002cm solid #000000" fo:border-right="0.002cm solid #000000" fo:border-top="none" fo:border-bottom="0.002cm solid #000000" style:writing-mode="lr-tb"/>
    </style:style>
    <style:style style:name="Tabelle3.A4" style:family="table-cell" style:data-style-name="N0">
      <style:table-cell-properties fo:padding="0.097cm" fo:border-left="0.002cm solid #000000" fo:border-right="none" fo:border-top="none" fo:border-bottom="0.002cm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style:keep-together="false"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02cm solid #000000" fo:border-right="none" fo:border-top="none" fo:border-bottom="0.002cm solid #000000" style:writing-mode="lr-tb"/>
    </style:style>
    <style:style style:name="Tabelle4.E2" style:family="table-cell">
      <style:table-cell-properties style:vertical-align="middle" fo:padding-left="0.101cm" fo:padding-right="0.101cm" fo:padding-top="0.101cm" fo:padding-bottom="0.049cm" fo:border-left="0.002cm solid #000000" fo:border-right="0.002cm solid #000000" fo:border-top="none" fo:border-bottom="0.002cm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style:keep-together="false"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5.A2"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5.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0cm" fo:margin-bottom="0.423cm" fo:text-align="center" style:justify-single-word="false"/>
    </style:style>
    <style:style style:name="P7" style:family="paragraph" style:parent-style-name="Text_20_body">
      <style:paragraph-properties fo:margin-top="0cm" fo:margin-bottom="0.423cm" fo:text-align="center" style:justify-single-word="false" fo:orphans="2" fo:widows="2" fo:hyphenation-ladder-count="no-limit"/>
      <style:text-properties fo:hyphenate="true" fo:hyphenation-remain-char-count="0" fo:hyphenation-push-char-count="0"/>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style:tab-stops>
          <style:tab-stop style:position="9.022cm" style:type="right"/>
        </style:tab-stops>
      </style:paragraph-properties>
    </style:style>
    <style:style style:name="P13" style:family="paragraph" style:parent-style-name="Table_20_Contents">
      <style:text-properties fo:font-size="10.5pt" fo:font-weight="bold" style:font-size-asian="10.5pt" style:font-weight-asian="bold" style:font-size-complex="10.5pt"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V-Modell-XT.Standard">
      <style:text-properties fo:font-size="10pt" style:font-size-asian="10pt" style:font-size-complex="10pt"/>
    </style:style>
    <style:style style:name="P17" style:family="paragraph" style:parent-style-name="V-Modell-XT.Text_20_body">
      <style:text-properties fo:color="#280099" text:display="none"/>
    </style:style>
    <style:style style:name="P18" style:family="paragraph" style:parent-style-name="V-Modell-XT.Text_20_body">
      <style:text-properties fo:color="#000000"/>
    </style:style>
    <style:style style:name="P19" style:family="paragraph" style:parent-style-name="V-Modell-XT.Text_20_body">
      <style:text-properties style:font-name-asian="Arial" style:font-name-complex="Arial"/>
    </style:style>
    <style:style style:name="P20" style:family="paragraph" style:parent-style-name="Text_20_body">
      <style:paragraph-properties fo:margin-top="4.022cm" fo:margin-bottom="0.423cm" fo:text-align="center" style:justify-single-word="false"/>
      <style:text-properties fo:font-weight="bold" style:font-weight-asian="bold"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color="#000000"/>
    </style:style>
    <style:style style:name="P23" style:family="paragraph" style:parent-style-name="Standard">
      <style:text-properties style:text-underline-style="none" fo:font-weight="bold" style:font-weight-asian="bold" style:font-weight-complex="bold"/>
    </style:style>
    <style:style style:name="P24" style:family="paragraph" style:parent-style-name="Standard">
      <style:paragraph-properties fo:margin-top="0.212cm" fo:margin-bottom="0cm" fo:text-align="justify" style:justify-single-word="false" style:text-autospace="none"/>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Table_20_Contents">
      <style:paragraph-properties fo:text-align="center" style:justify-single-word="false"/>
      <style:text-properties fo:font-size="10pt" style:font-size-asian="10pt" style:font-size-complex="10pt"/>
    </style:style>
    <style:style style:name="P32" style:family="paragraph" style:parent-style-name="Text_20_body" style:master-page-name="MPF0">
      <style:paragraph-properties style:page-number="auto" fo:break-before="page"/>
    </style:style>
    <style:style style:name="P33" style:family="paragraph" style:parent-style-name="V-Modell-XT.Text_20_body" style:list-style-name="L1">
      <style:text-properties fo:color="#000000"/>
    </style:style>
    <style:style style:name="P34" style:family="paragraph" style:parent-style-name="V-Modell-XT.Text_20_body" style:list-style-name="L8"/>
    <style:style style:name="P35" style:family="paragraph" style:parent-style-name="V-Modell-XT.Text_20_body" style:list-style-name="L8">
      <style:text-properties fo:color="#280099" text:display="none"/>
    </style:style>
    <style:style style:name="T1" style:family="text">
      <style:text-properties fo:color="#cccccc"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0pt" style:font-size-asian="10pt" style:font-size-complex="10pt"/>
    </style:style>
    <style:style style:name="T5" style:family="text">
      <style:text-properties style:use-window-font-color="true" fo:font-size="10pt" fo:font-weight="bold" style:font-size-asian="10pt" style:font-weight-asian="bold" style:font-size-complex="10pt" style:font-weight-complex="bold"/>
    </style:style>
    <style:style style:name="T6" style:family="text">
      <style:text-properties fo:color="#280099" text:display="none"/>
    </style:style>
    <style:style style:name="T7" style:family="text">
      <style:text-properties fo:color="#0000ff" text:display="none"/>
    </style:style>
    <style:style style:name="T8" style:family="text">
      <style:text-properties fo:color="#000000"/>
    </style:style>
    <style:style style:name="T9" style:family="text">
      <style:text-properties fo:color="#000000"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P5"><text:span text:style-name="V-Modell-XT.Instruction"><text:span text:style-name="T2"/></text:span></text:p>
      <text:p text:style-name="P20">- Systementwurf: Pflichtenheft (Gesamtsystementwurf) -</text:p>
      <text:p text:style-name="P6"><text:span text:style-name="V-Modell-XT.Instruction"><text:span text:style-name="T8">Notenplana</text:span></text:span></text:p>
      <text:p text:style-name="P7"><text:span text:style-name="Absatz-Standardschriftart"><text:span text:style-name="T2">Version: </text:span></text:span><text:span text:style-name="V-Modell-XT.Instruction"><text:span text:style-name="T3">0.3</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Projektbezeichnung</text:p>
          </table:table-cell>
          <table:table-cell table:style-name="Tabelle1.B1" table:number-columns-spanned="2" office:value-type="string">
            <text:p text:style-name="P12"><text:span text:style-name="V-Modell-XT.Instruction"><text:span text:style-name="T9">SimMatRia</text:span></text:span></text:p>
          </table:table-cell>
          <table:covered-table-cell/>
        </table:table-row>
        <table:table-row table:style-name="Tabelle1.1">
          <table:table-cell table:style-name="Tabelle1.A2" office:value-type="string">
            <text:p text:style-name="P8">Projektleiter</text:p>
          </table:table-cell>
          <table:table-cell table:style-name="Tabelle1.B2" table:number-columns-spanned="2" office:value-type="string">
            <text:p text:style-name="Table_20_Contents">Maria </text:p>
          </table:table-cell>
          <table:covered-table-cell/>
        </table:table-row>
        <table:table-row table:style-name="Tabelle1.1">
          <table:table-cell table:style-name="Tabelle1.A2" office:value-type="string">
            <text:p text:style-name="P8">Verantwortlich</text:p>
          </table:table-cell>
          <table:table-cell table:style-name="Tabelle1.B2" table:number-columns-spanned="2" office:value-type="string">
            <text:p text:style-name="P12">Simon</text:p>
          </table:table-cell>
          <table:covered-table-cell/>
        </table:table-row>
        <table:table-row table:style-name="Tabelle1.1">
          <table:table-cell table:style-name="Tabelle1.A2" office:value-type="string">
            <text:p text:style-name="P8">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8">Zuletzt geändert</text:p>
          </table:table-cell>
          <table:table-cell table:style-name="Tabelle1.B4" table:number-columns-spanned="2" office:value-type="date" office:date-value="2023-10-24">
            <text:p text:style-name="Table_20_Contents"><text:span text:style-name="Absatz-Standardschriftart"><text:span text:style-name="T4">24.10.23</text:span></text:span></text:p>
          </table:table-cell>
          <table:covered-table-cell/>
        </table:table-row>
        <table:table-row table:style-name="Tabelle1.1">
          <table:table-cell table:style-name="Tabelle1.A6" office:value-type="string">
            <text:p text:style-name="P8">Bearbeitungszustand</text:p>
          </table:table-cell>
          <table:table-cell table:style-name="Tabelle1.B6" office:value-type="string">
            <text:p text:style-name="Table_20_Contents">X</text:p>
          </table:table-cell>
          <table:table-cell table:style-name="Tabelle1.B2" office:value-type="string">
            <text:p text:style-name="Table_20_Contents">in Bearbeitung</text:p>
          </table:table-cell>
        </table:table-row>
        <table:table-row table:style-name="Tabelle1.1">
          <table:table-cell table:style-name="Tabelle1.A7" office:value-type="string">
            <text:p text:style-name="P8"/>
          </table:table-cell>
          <table:table-cell table:style-name="Tabelle1.B6" office:value-type="string">
            <text:p text:style-name="Table_20_Contents"/>
          </table:table-cell>
          <table:table-cell table:style-name="Tabelle1.B2" office:value-type="string">
            <text:p text:style-name="Table_20_Contents">vorgelegt</text:p>
          </table:table-cell>
        </table:table-row>
        <table:table-row table:style-name="Tabelle1.1">
          <table:table-cell table:style-name="Tabelle1.A8" office:value-type="string">
            <text:p text:style-name="P8"/>
          </table:table-cell>
          <table:table-cell table:style-name="Tabelle1.B6" office:value-type="string">
            <text:p text:style-name="Table_20_Contents"/>
          </table:table-cell>
          <table:table-cell table:style-name="Tabelle1.B2" office:value-type="string">
            <text:p text:style-name="Table_20_Contents">fertig gestellt</text:p>
          </table:table-cell>
        </table:table-row>
        <table:table-row table:style-name="Tabelle1.1">
          <table:table-cell table:style-name="Tabelle1.A2" office:value-type="string">
            <text:p text:style-name="P8">Dokumentablage</text:p>
          </table:table-cell>
          <table:table-cell table:style-name="Tabelle1.B2" table:number-columns-spanned="2" office:value-type="string">
            <text:p text:style-name="Table_20_Contents"><text:file-name text:display="full">C:\Users\simon\Desktop\Notenplana\2Pflichtenheft\Pflichtenheft 2.0.odt</text:file-name></text:p>
          </table:table-cell>
          <table:covered-table-cell/>
        </table:table-row>
        <table:table-row table:style-name="Tabelle1.1">
          <table:table-cell table:style-name="Tabelle1.A2" office:value-type="string">
            <text:p text:style-name="P8">V-Modell-XT Version</text:p>
          </table:table-cell>
          <table:table-cell table:style-name="Tabelle1.B2" table:number-columns-spanned="2" office:value-type="string">
            <text:p text:style-name="P10">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3">Mitwirkend</text:p>
          </table:table-cell>
          <table:table-cell table:style-name="Tabelle2.B1" office:value-type="string">
            <text:p text:style-name="P16">[nicht beteiligt] <text:s text:c="10"/>Ergonomieverantwortlicher</text:p>
            <text:p text:style-name="P16">Jeder <text:s text:c="24"/>Prüfer</text:p>
            <text:p text:style-name="P16">[nicht beteiligt] <text:s text:c="10"/>QS-Verantwortlicher</text:p>
            <text:p text:style-name="P16">[nicht beteiligt] <text:s text:c="10"/>Systemarchitekt</text:p>
            <text:p text:style-name="P16">[nicht beteiligt] <text:s text:c="10"/>Systemintegrator</text:p>
            <text:p text:style-name="P16">Jeder <text:s text:c="24"/>Informationssicherheitsverantwortlicher</text:p>
            <text:p text:style-name="P16">Maria <text:s text:c="24"/>Datenschutzverantwortlicher</text:p>
            <text:p text:style-name="P16">[nicht beteiligt] <text:s text:c="10"/>Betriebsverantwortlicher</text:p>
          </table:table-cell>
        </table:table-row>
        <table:table-row table:style-name="Tabelle2.2">
          <table:table-cell table:style-name="Tabelle2.A2" office:value-type="string">
            <text:p text:style-name="P8">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9"/>
          </table:table-cell>
          <table:table-cell table:style-name="Tabelle3.B1" office:value-type="string">
            <text:p text:style-name="P9">Änderungen</text:p>
          </table:table-cell>
          <table:table-cell table:style-name="Tabelle3.C1" office:value-type="string">
            <text:p text:style-name="P9"/>
          </table:table-cell>
          <table:table-cell table:style-name="Tabelle3.D1" office:value-type="string">
            <text:p text:style-name="P9">Geänderte</text:p>
          </table:table-cell>
          <table:table-cell table:style-name="Tabelle3.E1" office:value-type="string">
            <text:p text:style-name="P9">Beschreibung der</text:p>
          </table:table-cell>
          <table:table-cell table:style-name="Tabelle3.E1" office:value-type="string">
            <text:p text:style-name="P9"/>
          </table:table-cell>
          <table:table-cell table:style-name="Tabelle3.E1" office:value-type="string">
            <text:p text:style-name="P9"/>
          </table:table-cell>
        </table:table-row>
        <table:table-row>
          <table:table-cell table:style-name="Tabelle3.A2" office:value-type="string">
            <text:p text:style-name="P9">Nr.</text:p>
          </table:table-cell>
          <table:table-cell table:style-name="Tabelle3.A2" office:value-type="string">
            <text:p text:style-name="P9">Datum</text:p>
          </table:table-cell>
          <table:table-cell table:style-name="Tabelle3.A2" office:value-type="string">
            <text:p text:style-name="P9">Version</text:p>
          </table:table-cell>
          <table:table-cell table:style-name="Tabelle3.D2" office:value-type="string">
            <text:p text:style-name="P9">Kapitel</text:p>
          </table:table-cell>
          <table:table-cell table:style-name="Tabelle3.D2" office:value-type="string">
            <text:p text:style-name="P9">Änderungen</text:p>
          </table:table-cell>
          <table:table-cell table:style-name="Tabelle3.F2" office:value-type="string">
            <text:p text:style-name="P9">Autor</text:p>
          </table:table-cell>
          <table:table-cell table:style-name="Tabelle3.F2" office:value-type="string">
            <text:p text:style-name="P9">Zustand</text:p>
          </table:table-cell>
        </table:table-row>
        <table:table-row>
          <table:table-cell table:style-name="Tabelle3.A3" office:value-type="string">
            <text:p text:style-name="P11">1</text:p>
          </table:table-cell>
          <table:table-cell table:style-name="Tabelle3.B3" office:value-type="date" office:date-value="2023-10-24">
            <text:p text:style-name="P11">24.10.23</text:p>
          </table:table-cell>
          <table:table-cell table:style-name="Tabelle3.A3" office:value-type="string">
            <text:p text:style-name="P11">0.1</text:p>
          </table:table-cell>
          <table:table-cell table:style-name="Tabelle3.A3" office:value-type="string">
            <text:p text:style-name="P11">Alle</text:p>
          </table:table-cell>
          <table:table-cell table:style-name="Tabelle3.A3" office:value-type="string">
            <text:p text:style-name="P11">Einfügen der Kapitel</text:p>
          </table:table-cell>
          <table:table-cell table:style-name="Tabelle3.A3" office:value-type="string">
            <text:p text:style-name="P11">Simon</text:p>
          </table:table-cell>
          <table:table-cell table:style-name="Tabelle3.G3" office:value-type="string">
            <text:p text:style-name="P11">In Bearbeitung</text:p>
          </table:table-cell>
        </table:table-row>
        <table:table-row>
          <table:table-cell table:style-name="Tabelle3.A4" office:value-type="float" office:value="2">
            <text:p text:style-name="P11">2</text:p>
          </table:table-cell>
          <table:table-cell table:style-name="Tabelle3.B3" office:value-type="date" office:date-value="2023-10-25">
            <text:p text:style-name="P11">25.10.23</text:p>
          </table:table-cell>
          <table:table-cell table:style-name="Tabelle3.A3" office:value-type="string">
            <text:p text:style-name="P11">0.2</text:p>
          </table:table-cell>
          <table:table-cell table:style-name="Tabelle3.A4" office:value-type="float" office:value="3">
            <text:p text:style-name="P11">3</text:p>
          </table:table-cell>
          <table:table-cell table:style-name="Tabelle3.A3" office:value-type="string">
            <text:p text:style-name="P11">Einfügung der Komposition</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3">
            <text:p text:style-name="P11">3</text:p>
          </table:table-cell>
          <table:table-cell table:style-name="Tabelle3.B3" office:value-type="date" office:date-value="2023-11-13">
            <text:p text:style-name="P11">13.11.23</text:p>
          </table:table-cell>
          <table:table-cell table:style-name="Tabelle3.A3" office:value-type="string">
            <text:p text:style-name="P11">0.3</text:p>
          </table:table-cell>
          <table:table-cell table:style-name="Tabelle3.A4">
            <text:p text:style-name="P11"/>
          </table:table-cell>
          <table:table-cell table:style-name="Tabelle3.A3" office:value-type="string">
            <text:p text:style-name="P11"/>
          </table:table-cell>
          <table:table-cell table:style-name="Tabelle3.A3" office:value-type="string">
            <text:p text:style-name="P11"/>
          </table:table-cell>
          <table:table-cell table:style-name="Tabelle3.G3" office:value-type="string">
            <text:p text:style-name="P11"/>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9">Datum</text:p>
          </table:table-cell>
          <table:table-cell table:style-name="Tabelle4.A1" office:value-type="string">
            <text:p text:style-name="P14"><text:span text:style-name="V-Modell-XT.Instruction"><text:span text:style-name="T5">Geprüfte Version</text:span></text:span></text:p>
          </table:table-cell>
          <table:table-cell table:style-name="Tabelle4.A1" office:value-type="string">
            <text:p text:style-name="P9">Anmerkungen</text:p>
          </table:table-cell>
          <table:table-cell table:style-name="Tabelle4.A1" office:value-type="string">
            <text:p text:style-name="P9">Prüfer</text:p>
          </table:table-cell>
          <table:table-cell table:style-name="Tabelle4.E1" office:value-type="string">
            <text:p text:style-name="P9">Neuer Produktzustand</text:p>
          </table:table-cell>
        </table:table-row>
        <table:table-row table:style-name="Tabelle4.1">
          <table:table-cell table:style-name="Tabelle4.A2" office:value-type="string">
            <text:p text:style-name="P8"/>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Dekomposition des Gesamtsystems<text:tab/>6</text:p>
          <text:p text:style-name="Contents_20_1">4 Schnittstellenübersicht<text:tab/>7</text:p>
          <text:p text:style-name="Contents_20_1">5 Lebenszyklusanalyse<text:tab/>8</text:p>
          <text:p text:style-name="Contents_20_1">6 Funktionale Anforderungen<text:tab/>9</text:p>
          <text:p text:style-name="Contents_20_1">7 Nicht-funktionale Anforderungen<text:tab/>10</text:p>
          <text:p text:style-name="Contents_20_1">8 Anforderungsverfolgung zum Lastenheft<text:tab/>11</text:p>
          <text:p text:style-name="Contents_20_1">9 Anforderungsverfolgung zu den Spezifikationen<text:tab/>12</text:p>
          <text:p text:style-name="Contents_20_1">10 Abnahmekriterien und Vorgehen zur Ausgangsprüfung<text:tab/>13</text:p>
          <text:p text:style-name="Contents_20_1">11 Lieferumfang<text:tab/>14</text:p>
          <text:p text:style-name="Contents_20_1">12 Glossar<text:tab/>15</text:p>
          <text:p text:style-name="Contents_20_1">13 Abkürzungsverzeichnis<text:tab/>16</text:p>
          <text:p text:style-name="Contents_20_1">14 Literaturverzeichnis<text:tab/>17</text:p>
          <text:p text:style-name="Contents_20_1">15 Abbildungsverzeichnis<text:tab/>18</text:p>
        </text:index-body>
      </text:table-of-content>
      <text:p text:style-name="Standard"/>
      <text:p text:style-name="Standard"/>
      <text:h text:style-name="Heading_20_1" text:outline-level="1">Einleitung</text:h>
      <text:p text:style-name="V-Modell-XT.Text_20_body"><text:span text:style-name="Absatz-Standardschriftart"><text:span text:style-name="T6">Das </text:span></text:span><text:span text:style-name="Absatz-Standardschriftart"><text:span text:style-name="T7">»Pflichtenheft (Gesamtsystementwurf)</text:span></text:span><text:span text:style-name="Absatz-Standardschriftart"><text:span text:style-name="T6"> ist das Pendant zu dem Auftraggeberprodukt </text:span></text:span><text:span text:style-name="Absatz-Standardschriftart"><text:span text:style-name="T7">»Lastenheft (Anforder</text:span></text:span><text:span text:style-name="Absatz-Standardschriftart"><text:span text:style-name="T7">ungen)</text:span></text:span><text:span text:style-name="Absatz-Standardschriftart"><text:span text:style-name="T6"> auf Auftragnehmerseite. Es wird vom Auftragnehmer in Zusammenarbeit mit dem Auftraggeber erstellt und stellt das zentrale Ausgangsdokument der Systemerstellung dar.</text:span></text:span></text:p>
      <text:p text:style-name="P17">Wesentliche Inhalte des Gesamtsystementwurf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 eine Anforderungsverfolgung, sowohl hin zum Lastenheft (Anforderungen) als auch zu den Systemen, durchgeführt.</text:p>
      <text:p text:style-name="V-Modell-XT.Text_20_body"><text:span text:style-name="Absatz-Standardschriftart"><text:span text:style-name="T6">Zur Erstellung des Gesamtsystementwurfs sind Kenntnisse aus unterschiedlichen Disziplinen wie Systementwicklung, Sicherheit, Ergonomie und Logistik notwendig, die üblicherweise nicht von einer Person abgedeckt </text:span></text:span><text:span text:style-name="Absatz-Standardschriftart"><text:span text:style-name="T6">werden können. Da Anforderungen den Kern der Spezifikation darstellen, fällt dem </text:span></text:span><text:span text:style-name="Absatz-Standardschriftart"><text:span text:style-name="T7">»Anforderungsanalytiker (AN)</text:span></text:span><text:span text:style-name="Absatz-Standardschriftart"><text:span text:style-name="T6"> die verantwortliche </text:span></text:span><text:span text:style-name="Absatz-Standardschriftart"><text:span text:style-name="T7">»Rolle</text:span></text:span><text:span text:style-name="Absatz-Standardschriftart"><text:span text:style-name="T6"> für die Erstellung des Gesamtsystementwurfs zu. Für die inhaltliche Ausarbeitung benötigt er jedoch intensive Unterstüt</text:span></text:span><text:span text:style-name="Absatz-Standardschriftart"><text:span text:style-name="T6">zung durch Experten der verschiedenen Disziplinen.</text:span></text:span></text:p>
      <text:p text:style-name="V-Modell-XT.Text_20_body"><text:span text:style-name="Absatz-Standardschriftart"><text:span text:style-name="T6">Zu jedem im Gesamtsystementwurf identifizierten System und </text:span></text:span><text:span text:style-name="Absatz-Standardschriftart"><text:span text:style-name="T7">»Segment</text:span></text:span><text:span text:style-name="Absatz-Standardschriftart"><text:span text:style-name="T6"> werden die entprechenden </text:span></text:span><text:span text:style-name="Absatz-Standardschriftart"><text:span text:style-name="T7">»Produkte</text:span></text:span><text:span text:style-name="Absatz-Standardschriftart"><text:span text:style-name="T6"> wie Spezifikation und Architektur erstellt. Anforderungen an die Logistk werden in der </text:span></text:span><text:span text:style-name="Absatz-Standardschriftart"><text:span text:style-name="T7">»Spezifikation </text:span></text:span><text:span text:style-name="Absatz-Standardschriftart"><text:span text:style-name="T7">logistische Unterstützung</text:span></text:span><text:span text:style-name="Absatz-Standardschriftart"><text:span text:style-name="T6"> weiter verfolgt.</text:span></text:span></text:p>
      <text:p text:style-name="P24"><text:span text:style-name="V-Modell-XT.Instruction"><text:span text:style-name="T8">Das Projekt soll dazu dienen den Notendurchschnitt der einzelnen Fächer berechnen und bei einem kritischen Durchschnitt warnen, und mit Motivations Bildern bzw. GIFs anregen sich mehr aufs lernen zu motivieren, oder bei einem gutem Durchschnitt Lob Bilder bzw. GIFs zeigen.</text:span></text:span></text:p>
      <text:p text:style-name="Text_20_body"/>
      <text:h text:style-name="Heading_20_1" text:outline-level="1">Ausgangssituation und Zielsetzung</text:h>
      <text:p text:style-name="P17">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7">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8"/>
      <text:p text:style-name="P18">Wenn der durchschnitt den zuvor selbst eingegeben Alarmwert überschritten hat, <text:s text:c="10"/>bekommt man eine Warnung für das jeweilige Fach, ebenfalls soll ein Motivations Spruch zum lernen angezeigt werden. </text:p>
      <text:p text:style-name="P18">Wenn der Alarmwert nicht überschritten ist, wird ein Lob Spruch ausgegeben.</text:p>
      <text:h text:style-name="Heading_20_1" text:outline-level="1">Dekomposition des Gesamtsystems</text:h>
      <text:p text:style-name="V-Modell-XT.Text_20_body"><text:span text:style-name="Absatz-Standardschriftart"><text:span text:style-name="T6">In der Dekomposition des Gesamtsystems wird das zentrale System mit allen ggf. zusätzlich benötigten Systemen identifiziert und festgeleg</text:span></text:span><text:span text:style-name="Absatz-Standardschriftart"><text:span text:style-name="T6">t, welche </text:span></text:span><text:span text:style-name="Absatz-Standardschriftart"><text:span text:style-name="T7">»Logistikelemente</text:span></text:span><text:span text:style-name="Absatz-Standardschriftart"><text:span text:style-name="T6"> erstellt werden. Zudem werden die zu erstellenden Architekturdokumente und Implementierungs-, Integrations- und Prüfkonzepte benannt. Grundlage sind die funktionalen und nicht-funktionalen Anforderungen sowie die Skizze der Gesa</text:span></text:span><text:span text:style-name="Absatz-Standardschriftart"><text:span text:style-name="T6">mtsystemarchitektur aus dem Lastenheft. Beistellungen des Auftraggebers werden berücksichtigt.</text:span></text:span></text:p>
      <text:p text:style-name="V-Modell-XT.Text_20_body"><text:span text:style-name="Absatz-Standardschriftart"><text:span text:style-name="T6">Die Gesamtsystemarchitektur wird hinsichtlich der möglichen Verwendung von Fertigprodukten geprüft. Gegebenfalls wird deshalb bereits auf Basis des Pflichtenheft</text:span></text:span><text:span text:style-name="Absatz-Standardschriftart"><text:span text:style-name="T6">s eine </text:span></text:span><text:span text:style-name="Absatz-Standardschriftart"><text:span text:style-name="T7">»Marktsichtung für Fertigprodukte</text:span></text:span><text:span text:style-name="Absatz-Standardschriftart"><text:span text:style-name="T6"> durchgeführt, um den Einfluss möglicher Kandidaten auf die Anforderungen und die </text:span></text:span><text:span text:style-name="Absatz-Standardschriftart"><text:span text:style-name="T7">»Systemarchitektur</text:span></text:span><text:span text:style-name="Absatz-Standardschriftart"><text:span text:style-name="T6"> abschätzen zu können.</text:span></text:span></text:p>
      <text:p text:style-name="P18"/>
      <text:p text:style-name="P18">Account erstellen</text:p>
      <text:p text:style-name="P18">Registrieren</text:p>
      <text:p text:style-name="P18">Fächer erstellen</text:p>
      <text:list xml:id="list1871385301193597804" text:style-name="L1">
        <text:list-item>
          <text:list>
            <text:list-item>
              <text:p text:style-name="P33">Prüfungsfächer wählen</text:p>
            </text:list-item>
            <text:list-item>
              <text:p text:style-name="P33">Noten erstellen</text:p>
              <text:list>
                <text:list-item>
                  <text:p text:style-name="P33">Durchschnitt ermitteln </text:p>
                  <text:list>
                    <text:list-item>
                      <text:p text:style-name="P33">alarmieren</text:p>
                      <text:list>
                        <text:list-item>
                          <text:p text:style-name="P33">motivieren</text:p>
                        </text:list-item>
                      </text:list>
                    </text:list-item>
                    <text:list-item>
                      <text:p text:style-name="P33">loben</text:p>
                      <text:p text:style-name="P33"/>
                    </text:list-item>
                  </text:list>
                </text:list-item>
              </text:list>
            </text:list-item>
          </text:list>
        </text:list-item>
      </text:list>
      <text:p text:style-name="P18"/>
      <text:h text:style-name="Heading_20_1" text:outline-level="1">Schnittstellenübersicht</text:h>
      <text:p text:style-name="P17">Zur Darstellung der Zusammenhänge zwischen dem System und seiner Umgebung wird eine Schnittstellenübersicht erstellt. Ausgehend vom System werden Schnittstellen zum Anwender, zu anderen im Projekt zu entwickelnden Systemen, zur Logistik und zu Nachbarsystemen identifiziert und in geeigneter Form dokumentiert.</text:p>
      <text:p text:style-name="V-Modell-XT.Text_20_body"><text:span text:style-name="Absatz-Standardschriftart"><text:span text:style-name="T6">Die konkrete Beschreibung der Schnittstellen erfolgt in den Spezifikationen der Systemelemente sowie in der </text:span></text:span><text:span text:style-name="Absatz-Standardschriftart"><text:span text:style-name="T7">»Spezifikation logistische Unterstützung</text:span></text:span><text:span text:style-name="Absatz-Standardschriftart"><text:span text:style-name="T6">.</text:span></text:span></text:p>
      <text:p text:style-name="P18">Eine Datenbankverbindung <text:s/>zum speichern des User, Fächer und Prüfungsfächer </text:p>
      <text:p text:style-name="P18"/>
      <text:h text:style-name="Heading_20_1" text:outline-level="1">Lebenszyklusanalyse</text:h>
      <text:p text:style-name="V-Modell-XT.Text_20_body"><text:span text:style-name="Absatz-Standardschriftart"><text:span text:style-name="T6">Ausgehend von den Anforderungen </text:span></text:span><text:span text:style-name="Absatz-Standardschriftart"><text:span text:style-name="T6">werden die zu unterstützenden Phasen im Lebenszyklus (Entwicklung, Wartung und Stilllegung) bestimmt. Es wird festgelegt, für welche der im Thema </text:span></text:span><text:span text:style-name="Absatz-Standardschriftart"><text:span text:style-name="T7">»Dekomposition des Gesamtsystems</text:span></text:span><text:span text:style-name="Absatz-Standardschriftart"><text:span text:style-name="T6"> identifizierten Systeme ein </text:span></text:span><text:span text:style-name="Absatz-Standardschriftart"><text:span text:style-name="T7">»Logistisches Unterstützungskonzept</text:span></text:span><text:span text:style-name="Absatz-Standardschriftart"><text:span text:style-name="T6"> zu erstellen </text:span></text:span><text:span text:style-name="Absatz-Standardschriftart"><text:span text:style-name="T6">ist.</text:span></text:span></text:p>
      <text:p text:style-name="P18"/>
      <text:p text:style-name="P18">[Hier Ihren Text einfügen...]</text:p>
      <text:h text:style-name="Heading_20_1" text:outline-level="1">Funktionale Anforderungen</text:h>
      <text:list xml:id="list7299453760572378152" text:style-name="L2">
        <text:list-item>
          <text:p text:style-name="P25">Jahre</text:p>
          <text:list>
            <text:list-item>
              <text:p text:style-name="P25">Erstes Halbjahr</text:p>
            </text:list-item>
            <text:list-item>
              <text:p text:style-name="P25">Zweites Halbjahr</text:p>
              <text:list>
                <text:list-item>
                  <text:p text:style-name="P25">Fächer</text:p>
                  <text:list>
                    <text:list-item>
                      <text:p text:style-name="P25">Einfügen/Speichern</text:p>
                    </text:list-item>
                    <text:list-item>
                      <text:p text:style-name="P25">Ändern</text:p>
                    </text:list-item>
                    <text:list-item>
                      <text:p text:style-name="P25">Löschen</text:p>
                      <text:list>
                        <text:list-item>
                          <text:p text:style-name="P25">Noten</text:p>
                          <text:list>
                            <text:list-item>
                              <text:p text:style-name="P25">Einfügen/Speichern</text:p>
                            </text:list-item>
                            <text:list-item>
                              <text:p text:style-name="P25">Ändern</text:p>
                            </text:list-item>
                            <text:list-item>
                              <text:p text:style-name="P25">Löschen</text:p>
                            </text:list-item>
                          </text:list>
                        </text:list-item>
                      </text:list>
                    </text:list-item>
                  </text:list>
                </text:list-item>
              </text:list>
            </text:list-item>
          </text:list>
        </text:list-item>
      </text:list>
      <text:list xml:id="list7015262138432184429" text:style-name="L3">
        <text:list-item>
          <text:p text:style-name="P26">Prüfungsfächer</text:p>
          <text:list>
            <text:list-item>
              <text:p text:style-name="P26">Priorität (über normal Fächer)</text:p>
            </text:list-item>
          </text:list>
        </text:list-item>
      </text:list>
      <text:list xml:id="list6168491702417013010" text:style-name="L4">
        <text:list-item>
          <text:p text:style-name="P27">Benachrichtigung</text:p>
          <text:list>
            <text:list-item>
              <text:p text:style-name="P27">Lob (Gute Noten)</text:p>
            </text:list-item>
            <text:list-item>
              <text:p text:style-name="P27">Motivation (Schlechte Noten)</text:p>
            </text:list-item>
            <text:list-item>
              <text:p text:style-name="P27">Markierung Schlechte Noten</text:p>
            </text:list-item>
          </text:list>
        </text:list-item>
      </text:list>
      <text:list xml:id="list4354797115440165064" text:style-name="L5">
        <text:list-item>
          <text:p text:style-name="P28">Profil erstellen</text:p>
          <text:list>
            <text:list-item>
              <text:p text:style-name="P28">Benutzername (Email)</text:p>
            </text:list-item>
            <text:list-item>
              <text:p text:style-name="P28">Passwort</text:p>
            </text:list-item>
          </text:list>
        </text:list-item>
      </text:list>
      <text:list xml:id="list6662798812293453080" text:style-name="L6">
        <text:list-item>
          <text:p text:style-name="P29">Hinweis</text:p>
          <text:list>
            <text:list-item>
              <text:p text:style-name="P29">Alarm durchschnitt selber Bestimmen</text:p>
              <text:list>
                <text:list-item>
                  <text:p text:style-name="P29">Einfügen/Speichern</text:p>
                </text:list-item>
                <text:list-item>
                  <text:p text:style-name="P29">Ändern</text:p>
                </text:list-item>
                <text:list-item>
                  <text:p text:style-name="P29">Löschen</text:p>
                </text:list-item>
              </text:list>
            </text:list-item>
          </text:list>
        </text:list-item>
      </text:list>
      <text:p text:style-name="Standard"/>
      <text:p text:style-name="P23">Optionale Anforderungen</text:p>
      <text:list xml:id="list7826467418086516444" text:style-name="L7">
        <text:list-item>
          <text:p text:style-name="P30">Anstehende Klausuren/ Termine</text:p>
          <text:list>
            <text:list-item>
              <text:p text:style-name="P30">Ändern</text:p>
            </text:list-item>
            <text:list-item>
              <text:p text:style-name="P30">Speichern/Einfügen</text:p>
            </text:list-item>
            <text:list-item>
              <text:p text:style-name="P30">Löschen</text:p>
              <text:list>
                <text:list-item>
                  <text:p text:style-name="P30">Einstellen ab wann man Benachrichtigt zum lehren sein soll </text:p>
                </text:list-item>
              </text:list>
            </text:list-item>
          </text:list>
        </text:list-item>
      </text:list>
      <text:p text:style-name="P22"/>
      <text:h text:style-name="Heading_20_1" text:outline-level="1">Nicht-funktionale Anforderungen</text:h>
      <text:p text:style-name="P17">In diesem Thema werden die im Lastenheft beschriebenen nicht-funktionalen Anforderungen aufgeführt, ggf. konkretisiert und deren Umsetzung erläutert.</text:p>
      <text:p text:style-name="V-Modell-XT.Text_20_body"><text:span text:style-name="Absatz-Standardschriftart"><text:span text:style-name="T6">Sofern das Lastenheft Vorgaben zur Informationssicherheit, zum Datenschutz oder zum IT-Betri</text:span></text:span><text:span text:style-name="Absatz-Standardschriftart"><text:span text:style-name="T6">eb enthält, ist basierend auf diesen Vorgaben, den übrigen Anforderungen, der </text:span></text:span><text:span text:style-name="Absatz-Standardschriftart"><text:span text:style-name="T7">»Dekomposition des Gesamtsystems</text:span></text:span><text:span text:style-name="Absatz-Standardschriftart"><text:span text:style-name="T6"> und der </text:span></text:span><text:span text:style-name="Absatz-Standardschriftart"><text:span text:style-name="T7">»Schnittstellenübersicht</text:span></text:span><text:span text:style-name="Absatz-Standardschriftart"><text:span text:style-name="T6"> festzulegen,</text:span></text:span></text:p>
      <text:list xml:id="list6384701435166919450" text:style-name="L8">
        <text:list-item>
          <text:p text:style-name="P34"><text:span text:style-name="Absatz-Standardschriftart"><text:span text:style-name="T6">ob bereits auf der Ebene des Gesamtsystems eine </text:span></text:span><text:span text:style-name="Absatz-Standardschriftart"><text:span text:style-name="T7">»Sicherheitskonzeption</text:span></text:span><text:span text:style-name="Absatz-Standardschriftart"><text:span text:style-name="T6"> zu erstellen ist, um Bedrohu</text:span></text:span><text:span text:style-name="Absatz-Standardschriftart"><text:span text:style-name="T6">ngen und Maßnahmen dokumentieren zu können. Hierbei ist zusätzlich die vom Auftraggeber bereitgestellte Schutzbedarfsfeststellung zu berücksichtigen.</text:span></text:span></text:p>
        </text:list-item>
        <text:list-item>
          <text:p text:style-name="P35">ob diese Vorgaben geändert oder erweitert werden müssen. Beabsichtigte Änderungen und Erweiterungen müssen mit dem Auftraggeber abgestimmt werden und führen ggf. zu einer Vertragsanpassung.</text:p>
        </text:list-item>
      </text:list>
      <text:p text:style-name="P18">Man kann nur auf den Account zugreifen wenn die Anmeldedaten richtig sind.</text:p>
      <text:p text:style-name="P18">Leicht zu verstehen (übersichtlich).</text:p>
      <text:p text:style-name="P18">Es soll eine Windows Anwendung sein.</text:p>
      <text:p text:style-name="P18">Daten wie Namen und Noten sollen nicht öffentlich gezeigt werden.</text:p>
      <text:h text:style-name="Heading_20_1" text:outline-level="1">Anforderungsverfolgung zum Lastenheft</text:h>
      <text:p text:style-name="P17">Im Rahmen der Anforderungsverfolgung zum Lastenheft wird zusammenfassend die Zuordnung der funktionalen und nicht-funktionalen Anforderungen aus dem Lastenheft zu den Anforderungen im Pflichtenheft dargestellt. Die bidirektionale Verfolgbarkeit muss dabei sichergestellt werden. Die Darstellung kann beispielsweise anhand einer Matrix erfolgen.</text:p>
      <text:p text:style-name="P18"/>
      <text:p text:style-name="P18">[Hier Ihren Text einfügen...]</text:p>
      <text:h text:style-name="Heading_20_1" text:outline-level="1">Anforderungsverfolgung zu den Spezifikationen</text:h>
      <text:p text:style-name="V-Modell-XT.Text_20_body"><text:span text:style-name="Absatz-Standardschriftart"><text:span text:style-name="T6">Im Rahmen der Anforderungsverfolgung wird im Pflichtenheft zusammenfassend die Zuordnung der funktionalen und nicht-funktionalen Anforderungen zu den Elementen der Gesamtsystemarchitektur (</text:span></text:span><text:span text:style-name="Absatz-Standardschriftart"><text:span text:style-name="T7">»Sys</text:span></text:span><text:span text:style-name="Absatz-Standardschriftart"><text:span text:style-name="T7">tem</text:span></text:span><text:span text:style-name="Absatz-Standardschriftart"><text:span text:style-name="T6">, </text:span></text:span><text:span text:style-name="Absatz-Standardschriftart"><text:span text:style-name="T7">»Segment</text:span></text:span><text:span text:style-name="Absatz-Standardschriftart"><text:span text:style-name="T6"> oder Logistik) dargestellt. Die bidirektionale Verfolgbarkeit muss dabei sichergestellt werden. Die Darstellung kann beispielsweise anhand einer Matrix erfolgen.</text:span></text:span></text:p>
      <text:p text:style-name="P18"/>
      <text:p text:style-name="P18">[Hier Ihren Text einfügen...]</text:p>
      <text:h text:style-name="Heading_20_1" text:outline-level="1">Abnahmekriterien und Vorgehen zur Ausgangsprüfung</text:h>
      <text:p text:style-name="V-Modell-XT.Text_20_body"><text:span text:style-name="Absatz-Standardschriftart"><text:span text:style-name="T6">Abnahmekriterien legen fest, welche Kriterien die </text:span></text:span><text:span text:style-name="Absatz-Standardschriftart"><text:span text:style-name="T7">»Lieferung</text:span></text:span><text:span text:style-name="Absatz-Standardschriftart"><text:span text:style-name="T6"> erfüllen muss, um den Anforderungen zu entsprechen. Sie sollten messbar dargestellt werden und können nach ihren drei wesentlichen Bestandteilen - Ausgangssituation, Aktion(en) und erwartetes Er</text:span></text:span><text:span text:style-name="Absatz-Standardschriftart"><text:span text:style-name="T6">gebnis - strukturiert werden. Aus vertraglicher Sicht beschreiben die Abnahmekriterien die Bedingungen für die Entscheidung, ob das Endprodukt die gestellten Anforderungen erfüllt oder nicht. Abnahmekriterien können sich sowohl auf einzelne Anforderungen (</text:span></text:span><text:span text:style-name="Absatz-Standardschriftart"><text:span text:style-name="T6">"Unter welchen Bedingungen gilt die Anforderung als erfüllt?") als auch auf den Lieferumfang ("Welche Bedingungen müssen erfüllt sein, damit eine konkrete Lieferung abgenommen wird?") beziehen. Die Definition der Abnahmekriterien ist Aufgabe des Auftraggeb</text:span></text:span><text:span text:style-name="Absatz-Standardschriftart"><text:span text:style-name="T6">ers; der Auftragnehmer sollte sie aber kennen und in seinem Pflichtenheft auch benennen, um Klarheit darüber zu besitzen, unter welchen Bedingungen das System abgenommen wird. Unter Umständen und bei entsprechender vertraglicher Vereinbarung kann es außerd</text:span></text:span><text:span text:style-name="Absatz-Standardschriftart"><text:span text:style-name="T6">em sinnvoll sein, dass der Auftragnehmer die konkreten Abnahmekriterien definiert.</text:span></text:span></text:p>
      <text:p text:style-name="V-Modell-XT.Text_20_body"><text:span text:style-name="Absatz-Standardschriftart"><text:span text:style-name="T6">Der Auftragnehmer sollte vor der Auslieferung möglichst sicher sein, dass die Lieferung auch abgenommen wird und deswegen eine geeignete Ausgangsprüfung durchführen. Die zu </text:span></text:span><text:span text:style-name="Absatz-Standardschriftart"><text:span text:style-name="T6">liefernden Systemelemente werden anhand einer </text:span></text:span><text:span text:style-name="Absatz-Standardschriftart"><text:span text:style-name="T7">»Prüfspezifikation Systemelement</text:span></text:span><text:span text:style-name="Absatz-Standardschriftart"><text:span text:style-name="T6">, die zu liefernden Dokumente (insbesondere die </text:span></text:span><text:span text:style-name="Absatz-Standardschriftart"><text:span text:style-name="T7">»Logistische Unterstützungsdokumentation</text:span></text:span><text:span text:style-name="Absatz-Standardschriftart"><text:span text:style-name="T6">) anhand einer </text:span></text:span><text:span text:style-name="Absatz-Standardschriftart"><text:span text:style-name="T7">»Prüfspezifikation</text:span></text:span><text:span text:style-name="Absatz-Standardschriftart"><text:span text:style-name="T6"> geprüft. Die dazu notwendigen Prüffälle werden aus den Abnahmekriterien abgeleitet, können aber in der Regel nicht vollständig identisch mit den Prüffällen des Auftraggebers sein, da der Auftragnehmer z.B. keinen Zugang zur Zielplattform hat oder die tats</text:span></text:span><text:span text:style-name="Absatz-Standardschriftart"><text:span text:style-name="T6">ächlichen Anwender nicht einbinden kann.</text:span></text:span></text:p>
      <text:p text:style-name="P18"/>
      <text:p text:style-name="P18">Das Programm soll einsatzbereit sein.</text:p>
      <text:h text:style-name="Heading_20_1" text:outline-level="1">Lieferumfang</text:h>
      <text:p text:style-name="V-Modell-XT.Text_20_body"><text:span text:style-name="Absatz-Standardschriftart"><text:span text:style-name="T6">Es sind alle Gegenstände und Dienstleistungen aufzulisten, die während des Projektverlaufs oder bei Abschluss des Projektes vom Auftragnehmer an den Auftraggeber zu liefer</text:span></text:span><text:span text:style-name="Absatz-Standardschriftart"><text:span text:style-name="T6">n sind. Jede </text:span></text:span><text:span text:style-name="Absatz-Standardschriftart"><text:span text:style-name="T7">»Lieferung</text:span></text:span><text:span text:style-name="Absatz-Standardschriftart"><text:span text:style-name="T6"> erfordert eine Abnahmeprüfung. Der Lieferumfang kann je nach Vereinbarung ein System, Teile eines Systems, Dokumente und Dienstleistungen enthalten.</text:span></text:span></text:p>
      <text:p text:style-name="P21">Programm, KD, UCD, SD<text:span text:style-name="T8">, PAP, Gebrauchsanleitung</text:span></text:p>
      <text:h text:style-name="Heading_20_1" text:outline-level="1">Glossar</text:h>
      <text:p text:style-name="P17">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7">Es empfiehlt sich, neben der Erläuterung der Begriffe auch mögliche Abkürzungen und für eventuelle Rückfragen auch die Herkunft bzw. die Quelle der Erläuterung anzugeben.</text:p>
      <text:p text:style-name="P18"/>
      <text:p text:style-name="P18">[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9">Abkürzung</text:p>
          </table:table-cell>
          <table:table-cell table:style-name="Tabelle5.B1" office:value-type="string">
            <text:p text:style-name="P15">Erklärung</text:p>
          </table:table-cell>
        </table:table-row>
        <table:table-row table:style-name="Tabelle5.1">
          <table:table-cell table:style-name="Tabelle5.A2" office:value-type="string">
            <text:p text:style-name="P8">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8">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8">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8">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8">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8">PAP</text:p>
          </table:table-cell>
          <table:table-cell table:style-name="Tabelle5.B2" office:value-type="string">
            <text:p text:style-name="Table_20_Contents">Projekt Ablauf Plan</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text-align="center" style:justify-single-word="false"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text-transform="uppercase"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Contents_20_Heading" style:class="index">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Table_20_index_20_heading" style:display-name="Table index heading" style:family="paragraph" style:parent-style-name="Contents_20_Heading" style:class="index">
      <style:paragraph-properties fo:hyphenation-ladder-count="no-limit"/>
      <style:text-properties fo:hyphenate="fals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VersteckterText" style:family="paragraph" style:parent-style-name="Text_20_body">
      <style:paragraph-properties fo:hyphenation-ladder-count="no-limit"/>
      <style:text-properties fo:color="#0000ff" text:display="none" fo:hyphenate="false" fo:hyphenation-remain-char-count="0" fo:hyphenation-push-char-count="0"/>
    </style:style>
    <style:style style:name="V-Modell-XT.Standard" style:family="paragraph">
      <style:paragraph-properties fo:hyphenation-ladder-count="no-limit"/>
      <style:text-properties style:font-name="Arial" fo:hyphenate="false" fo:hyphenation-remain-char-count="0" fo:hyphenation-push-char-count="0"/>
    </style:style>
    <style:style style:name="V-Modell-XT.Produktbeispiele.Überschrift" style:family="paragraph" style:parent-style-name="V-Modell-XT.Standard">
      <style:paragraph-properties fo:margin-top="0.42cm" fo:margin-bottom="0.42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V-Modell-XT.Text_20_body" style:display-name="V-Modell-XT.Text body" style:family="paragraph" style:parent-style-name="V-Modell-XT.Standard">
      <style:paragraph-properties fo:margin-top="0cm" fo:margin-bottom="0.212cm" fo:text-align="justify" style:justify-single-word="false" fo:orphans="2" fo:widows="2" fo:hyphenation-ladder-count="no-limit"/>
      <style:text-properties fo:hyphenate="true" fo:hyphenation-remain-char-count="0" fo:hyphenation-push-char-count="0"/>
    </style:style>
    <style:style style:name="V-Modell-XT.Heading" style:family="paragraph" style:parent-style-name="V-Modell-XT.Standard" style:next-style-name="V-Modell-XT.Text_20_body" style:auto-update="true">
      <style:paragraph-properties fo:margin-top="0.423cm" fo:margin-bottom="0.212cm" fo:hyphenation-ladder-count="no-limit" fo:keep-with-next="always"/>
      <style:text-properties fo:font-size="15pt" fo:font-weight="bold" style:font-name-asian="Lucida Sans             Unicode" style:font-size-asian="15pt" style:font-weight-asian="bold" style:font-name-complex="Tahoma" style:font-size-complex="14pt" fo:hyphenate="false" fo:hyphenation-remain-char-count="0" fo:hyphenation-push-char-count="0"/>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fo:hyphenation-remain-char-count="0" fo:hyphenation-push-char-count="0"/>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fo:hyphenation-remain-char-count="0" fo:hyphenation-push-char-count="0"/>
    </style:style>
    <style:style style:name="V-Modell-XT.Heading4" style:family="paragraph" style:parent-style-name="V-Modell-XT.Heading3">
      <style:paragraph-properties fo:hyphenation-ladder-count="no-limit"/>
      <style:text-properties fo:hyphenate="false" fo:hyphenation-remain-char-count="0" fo:hyphenation-push-char-count="0"/>
    </style:style>
    <style:style style:name="V-Modell-XT.Heading5" style:family="paragraph" style:parent-style-name="V-Modell-XT.Heading4">
      <style:paragraph-properties fo:hyphenation-ladder-count="no-limit"/>
      <style:text-properties fo:hyphenate="false" fo:hyphenation-remain-char-count="0" fo:hyphenation-push-char-count="0"/>
    </style:style>
    <style:style style:name="V-Modell-XT.Heading6" style:family="paragraph" style:parent-style-name="V-Modell-XT.Heading">
      <style:paragraph-properties fo:hyphenation-ladder-count="no-limit"/>
      <style:text-properties fo:hyphenate="false" fo:hyphenation-remain-char-count="0" fo:hyphenation-push-char-count="0"/>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number:time-style style:name="N8041" number:language="de" number:country="DE">
      <number:hours number:style="long"/>
      <number:text>:</number:text>
      <number:minutes number:style="long"/>
      <number:text>:</number:text>
      <number:seconds number:style="long"/>
    </number:time-style>
    <number:date-style style:name="N8106" number:language="de" number:country="DE">
      <number:day number:calendar="gregorian" number:style="long"/>
      <number:text>.</number:text>
      <number:month number:calendar="gregorian" number:style="long"/>
      <number:text>.</number:text>
      <number:year number:calendar="gregorian"/>
    </number:date-style>
  </office:automatic-styles>
  <office:master-styles>
    <style:master-page style:name="Standard" style:page-layout-name="Mpm1"/>
    <style:master-page style:name="MP0" style:page-layout-name="Mpm2">
      <style:header>
        <text:p text:style-name="MP1">Pflichtenheft (Gesamtsystementwurf)</text:p>
      </style:header>
      <style:footer>
        <text:p text:style-name="MP2"><text:span text:style-name="Absatz-Standardschriftart"><text:span text:style-name="MT1">Zuletzt geändert: </text:span></text:span><text:span text:style-name="Absatz-Standardschriftart"><text:span text:style-name="MT1"><text:modification-date style:data-style-name="N8106">13.11.23</text:modification-date></text:span></text:span><text:span text:style-name="Absatz-Standardschriftart"><text:span text:style-name="MT1"> </text:span></text:span><text:span text:style-name="Absatz-Standardschriftart"><text:span text:style-name="MT1"><text:modification-date style:data-style-name="N8041">12:57:55</text:modification-date></text:span></text:span><text:span text:style-name="Absatz-Standardschriftart"><text:span text:style-name="MT1"><text:tab/></text:span></text:span><text:span text:style-name="Absatz-Standardschriftart"><text:span text:style-name="MT1"><text:page-number text:select-page="current">18</text:page-number></text:span></text:span><text:span text:style-name="Absatz-Standardschriftart"><text:span text:style-name="MT1"> / </text:span></text:span><text:span text:style-name="Absatz-Standardschriftart"><text:span text:style-name="MT1"><text:page-count>18</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n Friedrich</meta:initial-creator>
    <meta:creation-date>2021-02-26T10:51:00Z</meta:creation-date>
    <dc:date>2023-11-13T12:57:54.88</dc:date>
    <meta:print-date>2015-02-19T12:33:00Z</meta:print-date>
    <meta:editing-cycles>4</meta:editing-cycles>
    <meta:editing-duration>PT4H43M49S</meta:editing-duration>
    <meta:document-statistic meta:table-count="5" meta:image-count="0" meta:object-count="0" meta:page-count="18" meta:paragraph-count="171" meta:word-count="512" meta:character-count="4101"/>
    <meta:user-defined meta:name="Info 1"/>
    <meta:user-defined meta:name="Info 2"/>
    <meta:user-defined meta:name="Info 3"/>
    <meta:user-defined meta:name="Info 4"/>
    <meta:template xlink:type="simple" xlink:actuate="onRequest" xlink:title="" xlink:href="../Pflichtenheft%20Vorlage.odt/Normal.dotm"/>
  </office:meta>
</office:document-meta>
</file>